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EntityResolverWrapper.getType( XMLResourceIdentifier resourceIdentif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EntityResolverWrapper.DOMEntityResolverWrapper( LSResource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ntityResolverWrapper.DOMEntityResolv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EntityResolverWrapper.setEntityResolver( LSResource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ntityResolverWrapper.resolveEntity( XMLResourceIdentifier resourceIdentifi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MEntityResolverWrapp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